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6581" officeooo:paragraph-rsid="00056581"/>
    </style:style>
    <style:style style:name="P2" style:family="paragraph" style:parent-style-name="Standard">
      <style:text-properties fo:color="#c9211e" loext:opacity="100%" fo:font-style="italic" officeooo:rsid="00056581" officeooo:paragraph-rsid="00056581" style:font-style-asian="italic" style:font-style-complex="italic"/>
    </style:style>
    <style:style style:name="P3" style:family="paragraph" style:parent-style-name="Standard">
      <style:text-properties officeooo:rsid="00056581" officeooo:paragraph-rsid="00056581"/>
    </style:style>
    <style:style style:name="P4" style:family="paragraph" style:parent-style-name="Standard">
      <style:text-properties officeooo:rsid="0006589c" officeooo:paragraph-rsid="0006589c"/>
    </style:style>
    <style:style style:name="P5" style:family="paragraph" style:parent-style-name="Standard">
      <style:paragraph-properties fo:break-before="page"/>
      <style:text-properties fo:color="#c9211e" loext:opacity="100%" fo:font-style="italic" officeooo:rsid="0006589c" officeooo:paragraph-rsid="0006589c" style:font-style-asian="italic" style:font-style-complex="italic"/>
    </style:style>
    <style:style style:name="P6" style:family="paragraph" style:parent-style-name="Standard">
      <style:text-properties fo:color="#808080" loext:opacity="100%" officeooo:rsid="0006589c" officeooo:paragraph-rsid="0006589c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ping Daryl’s Christmas Rhapsody layout to mine</text:p>
      <text:p text:style-name="P1"/>
      <text:p text:style-name="P2">His Prop, group<text:tab/><text:tab/><text:tab/>My Prop, group</text:p>
      <text:p text:style-name="P2">Singers</text:p>
      <text:p text:style-name="P1">Bulb Red<text:tab/><text:tab/><text:tab/><text:tab/>Grinch</text:p>
      <text:p text:style-name="P1">Bulb Green<text:tab/><text:tab/><text:tab/><text:tab/>Singing Tree Female Gwen</text:p>
      <text:p text:style-name="P1">Bulb Blue<text:tab/><text:tab/><text:tab/><text:tab/>Singing Tree Male Blake</text:p>
      <text:p text:style-name="P1">Bulb Yello<text:tab/><text:tab/><text:tab/><text:tab/>?</text:p>
      <text:p text:style-name="P1">Nelly Gnome<text:tab/><text:tab/><text:tab/><text:tab/>Singing Elf</text:p>
      <text:p text:style-name="P1">Nellis Gnome<text:tab/><text:tab/><text:tab/><text:tab/>?</text:p>
      <text:p text:style-name="P2">Trees</text:p>
      <text:p text:style-name="P1">AA Mega Super Tree<text:tab/><text:tab/><text:tab/>Mega Triangle</text:p>
      <text:p text:style-name="P1">Mega Super Star<text:tab/><text:tab/><text:tab/>Mega Triangle Star Wreath</text:p>
      <text:p text:style-name="P1">AA Mega Tree</text:p>
      <text:p text:style-name="P1">Mega Star - 01</text:p>
      <text:p text:style-name="P1">Spiral Tree-1BL</text:p>
      <text:p text:style-name="P1">Spiral Tree-1L</text:p>
      <text:p text:style-name="P1">Spiral Tree-2R</text:p>
      <text:p text:style-name="P1">Spiral Tree-3R</text:p>
      <text:p text:style-name="P1">Spiral Tree-4R</text:p>
      <text:p text:style-name="P1">Spiral Tree-5R</text:p>
      <text:p text:style-name="P1">Md 360 Mini Tree Coro – 01L</text:p>
      <text:p text:style-name="P1">Md 360 Mini Tree Coro – 02R</text:p>
      <text:p text:style-name="P1">Lg 360 Mini Tree Coro – 01L</text:p>
      <text:p text:style-name="P1">Lg 360 Mini Tree Coro - 02R</text:p>
      <text:p text:style-name="P1">PixTree-1</text:p>
      <text:p text:style-name="P1">PixTree-2</text:p>
      <text:p text:style-name="P1">PixTree 3</text:p>
      <text:p text:style-name="P2">Arches</text:p>
      <text:p text:style-name="P1">Arches 1 Left<text:tab/><text:tab/><text:tab/><text:tab/>Swag 1, 2, 3</text:p>
      <text:p text:style-name="P1">Arches 2 Left<text:tab/><text:tab/><text:tab/><text:tab/>Swag 4, 5, 6</text:p>
      <text:p text:style-name="P1">Arches 3 LL<text:tab/><text:tab/><text:tab/><text:tab/>Swag 7, 8, 9</text:p>
      <text:p text:style-name="P1">Arches 4 L<text:tab/><text:tab/><text:tab/><text:tab/>Swag 10, 11, 12</text:p>
      <text:p text:style-name="P1">Arches 5 M<text:tab/><text:tab/><text:tab/><text:tab/>Swag 13, 14, 15</text:p>
      <text:p text:style-name="P1">Arches 6 R<text:tab/><text:tab/><text:tab/><text:tab/>Swag 16, 17, 18</text:p>
      <text:p text:style-name="P1">Arches 7 RR<text:tab/><text:tab/><text:tab/><text:tab/>Swag 19, 20, 21</text:p>
      <text:p text:style-name="P2">Flakes &amp; Stars</text:p>
      <text:p text:style-name="P1">Boscoyo ChromaFlake 01L</text:p>
      <text:p text:style-name="P1">Boscoyo ChromaFlake 02R</text:p>
      <text:p text:style-name="P1">Pole 1 Sflake 1, 2, 3</text:p>
      <text:p text:style-name="P1">Pole 1 Star</text:p>
      <text:p text:style-name="P1">Pole 2 Sflake 1, 2, 3</text:p>
      <text:p text:style-name="P1">Pole 2 Star</text:p>
      <text:p text:style-name="P1">Pole 3, 4, 5</text:p>
      <text:p text:style-name="P1">Pole 3, 4, 5 Star</text:p>
      <text:p text:style-name="P1">SpinnerStarFlake</text:p>
      <text:p text:style-name="P2">Matrixes</text:p>
      <text:p text:style-name="P1">Matrix - 1L</text:p>
      <text:p text:style-name="P1">Matrix - 2R</text:p>
      <text:p text:style-name="P1">Matrix Mini Left<text:tab/><text:tab/><text:tab/>P4 Panel Left</text:p>
      <text:p text:style-name="P1">Matrix-mini-right<text:tab/><text:tab/><text:tab/>P4 Panel Right</text:p>
      <text:p text:style-name="P1">TV Right</text:p>
      <text:p text:style-name="P1"><text:soft-page-break/>Eaves – Icicles</text:p>
      <text:p text:style-name="P2">Outlines</text:p>
      <text:p text:style-name="P1">FrontYard – Left</text:p>
      <text:p text:style-name="P1">Driveway – 01L</text:p>
      <text:p text:style-name="P1">Driveway – 02R</text:p>
      <text:p text:style-name="P1">FrontYard – Right</text:p>
      <text:p text:style-name="P1">Garage Outline – 01L</text:p>
      <text:p text:style-name="P1">Garage Outline - 02R</text:p>
      <text:p text:style-name="P1">Garage Vert – Left</text:p>
      <text:p text:style-name="P1">Rail – 1, 2, 3, 4, 5</text:p>
      <text:p text:style-name="P1">Vertical – 1, 2, 3, 4, 5, 6</text:p>
      <text:p text:style-name="P1">Window Frame-Lower-1</text:p>
      <text:p text:style-name="P1">Window Frame-Upper-1, 2, 3</text:p>
      <text:p text:style-name="P1"/>
      <text:p text:style-name="P1"/>
      <text:p text:style-name="P2">Groups</text:p>
      <text:p text:style-name="P1">Group – Arches</text:p>
      <text:p text:style-name="P1">Group – Driveway Lights</text:p>
      <text:p text:style-name="P1">Group – Mini Trees Left</text:p>
      <text:p text:style-name="P1">Group – Mini Trees Right</text:p>
      <text:p text:style-name="P1">Group – Pixel Tree</text:p>
      <text:p text:style-name="P1">Group – Pixel Tree Stars</text:p>
      <text:p text:style-name="P1">Group – Poles and Stars</text:p>
      <text:p text:style-name="P1"/>
      <text:p text:style-name="P1"/>
      <text:p text:style-name="P1"/>
      <text:p text:style-name="P1"><text:line-break/></text:p>
      <text:p text:style-name="P5">Groups and Props with a lot of effects</text:p>
      <text:p text:style-name="P4">02c Whole Group No Matrix No Tree</text:p>
      <text:p text:style-name="P4">04 Whole House w Matrix</text:p>
      <text:p text:style-name="P4">Group- Home Front</text:p>
      <text:p text:style-name="P4">Group Arches<text:tab/><text:tab/><text:tab/><text:tab/>Fence Swags</text:p>
      <text:p text:style-name="P4">Group Snowbursts</text:p>
      <text:p text:style-name="P4">Group Yard Borders</text:p>
      <text:p text:style-name="P4">Group Driveway Lights</text:p>
      <text:p text:style-name="P4">Group Eaves</text:p>
      <text:p text:style-name="P4">Group Window Frames and Doors</text:p>
      <text:p text:style-name="P4">Group House Verticals</text:p>
      <text:p text:style-name="P4">Group Stars</text:p>
      <text:p text:style-name="P4">Group Pixel Tree <text:span text:style-name="T1">[No Stars]</text:span></text:p>
      <text:p text:style-name="P6">Group Pixel Tree Stars</text:p>
      <text:p text:style-name="P4">Group Wreath</text:p>
      <text:p text:style-name="P4">SpinnerStarFlake – Spokes</text:p>
      <text:p text:style-name="P4">(Various Pixel Stakes Groups)</text:p>
      <text:p text:style-name="P4">Group MiniTrees Left</text:p>
      <text:p text:style-name="P4">Group MiniTrees Right</text:p>
      <text:p text:style-name="P4">Group Stars on Trees</text:p>
      <text:p text:style-name="P4">Group Trees</text:p>
      <text:p text:style-name="P4">Group Spiral Trees</text:p>
      <text:p text:style-name="P4">Group Trees Large</text:p>
      <text:p text:style-name="P4">Group Trees Medium (same effects as large)</text:p>
      <text:p text:style-name="P4">Group Virtual Spinners</text:p>
      <text:p text:style-name="P4">Group Windows</text:p>
      <text:p text:style-name="P4">Group Matrixes</text:p>
      <text:p text:style-name="P4">Mega Super Star</text:p>
      <text:p text:style-name="P4">AA Mega Super Tree<text:tab/><text:tab/><text:tab/>Mega Triangle</text:p>
      <text:p text:style-name="P4">Mega Star<text:tab/><text:tab/><text:tab/><text:tab/>Star Wreath (on Mega Triangle)</text:p>
      <text:p text:style-name="P4">AA Mega Tree</text:p>
      <text:p text:style-name="P6">3D Star</text:p>
      <text:p text:style-name="P4">Boscoyo ChromaFlake<text:tab/><text:tab/>mesmerizer</text:p>
      <text:p text:style-name="P4">Eaves Icicles</text:p>
      <text:p text:style-name="P4">Garage Outline 01</text:p>
      <text:p text:style-name="P4">Garage Outline 02</text:p>
      <text:p text:style-name="P4">Pole <text:span text:style-name="T1">[1-5]</text:span></text:p>
      <text:p text:style-name="P4"/>
      <text:p text:style-name="P4">MD 360 Mini Tree Coro – 01L<text:tab/>Pixel Tree 01 L</text:p>
      <text:p text:style-name="P4">LG 360 Mini Tree Coro 01L<text:tab/><text:tab/>Pixel Tree 02</text:p>
      <text:p text:style-name="P4">LG 360 Mini Tree Coro 02R</text:p>
      <text:p text:style-name="P4">PixTree-1</text:p>
      <text:p text:style-name="P4">MD 360 Mini Tree Coro 02R</text:p>
      <text:p text:style-name="P4">PixTree-2</text:p>
      <text:p text:style-name="P4">PixTree-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4-08-07T21:42:59.614000000</meta:creation-date>
    <dc:date>2024-08-11T21:55:27.595000000</dc:date>
    <dc:creator>Doctor Wizard</dc:creator>
    <meta:editing-duration>P2DT6H6M16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117" meta:word-count="436" meta:character-count="2375" meta:non-whitespace-character-count="1974"/>
  </office:meta>
</office:document-meta>
</file>